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5e1a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1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/text:p>
      <text:p text:style-name="P67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6"/>
      <text:p text:style-name="P66"/>
      <text:p text:style-name="P70"><text:a xlink:type="simple" xlink:href="https://coderprog.com/master-the-mean-stack/" text:style-name="Internet_20_link" text:visited-style-name="Visited_20_Internet_20_Link">https://coderprog.com/master-the-mean-stack/</text:a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5T08:20:56.389608226</dc:date>
    <meta:editing-duration>PT11H55M45S</meta:editing-duration>
    <meta:editing-cycles>230</meta:editing-cycles>
    <meta:document-statistic meta:table-count="0" meta:image-count="0" meta:object-count="0" meta:page-count="3" meta:paragraph-count="94" meta:word-count="97" meta:character-count="5132" meta:non-whitespace-character-count="5126"/>
  </office:meta>
</office:document-meta>
</file>